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Gralphabetisierer.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agraph-properties fo:text-align="center"/>
      <style:text-properties fo:font-size="20pt" fo:font-weight="bold"/>
    </style:style>
    <style:style style:name="gr1" style:family="graphic">
      <style:graphic-properties draw:textarea-vertical-align="middle" loext:decorative="false" style:wrap="run-through" style:number-wrapped-paragraphs="no-limit" style:vertical-pos="from-top" style:vertical-rel="paragraph" style:horizontal-pos="right" style:horizontal-rel="paragraph" draw:wrap-influence-on-position="once-concurrent" loext:allow-overlap="true" style:flow-with-text="false"/>
    </style:style>
    <style:style style:name="gr2" style:family="graphic">
      <style:graphic-properties draw:textarea-vertical-align="middle" loext:decorative="false" style:wrap="run-through" style:number-wrapped-paragraphs="no-limit" style:vertical-pos="from-top" style:vertical-rel="paragraph" style:horizontal-pos="left" style:horizontal-rel="paragraph" draw:wrap-influence-on-position="once-concurrent" loext:allow-overlap="true" style:flow-with-text="false"/>
    </style:style>
  </office:automatic-styles>
  <office:body>
    <office:text>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_gralphabetisieren" form:control-implementation="ooo:com.sun.star.form.component.CommandButton" xml:id="control1" form:id="control1" form:label="Gralphabetisier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Gralphabetisierer.Gralphabetisieren?language=Basic&amp;location=document" xlink:type="simple"/>
            </office:event-listeners>
          </form:button>
          <form:button form:name="button_graefixieren" form:control-implementation="ooo:com.sun.star.form.component.CommandButton" xml:id="control2" form:id="control2" form:label="Gräfixier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Gralphabetisierer.Graefixieren?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control text:anchor-type="paragraph" draw:z-index="0" draw:name="Steuerelement 1" draw:style-name="gr1" draw:text-style-name="P1" svg:width="6.633cm" svg:height="1.225cm" svg:x="10.366cm" svg:y="-1.656cm" draw:control="control1"/><draw:control text:anchor-type="paragraph" draw:z-index="1" draw:name="Steuerelement 2" draw:style-name="gr2" draw:text-style-name="P1" svg:width="6.633cm" svg:height="1.225cm" svg:x="0cm" svg:y="-1.656cm" draw:control="control2"/>Mittelalterliche Alphabeten waren stark von der lateinischen Schrift beeinflusst, wobei regionale Variationen und künstlerische Entwicklungen zu unterschiedlichen Stilen führten. Im frühen Mittelalter dominierte die <text:span text:style-name="Strong_20_Emphasis">karolingische Minuskel</text:span>, die klar und gut lesbar war und besonders in der karolingischen Renaissance im 8. und 9. Jahrhundert verbreitet war. Später entwickelten sich <text:span text:style-name="Strong_20_Emphasis">gotische</text:span> Schriften, die für ihre enge, spitze Form bekannt waren und häufig in Manuskripten des 12. bis 16. Jahrhunderts verwendet wurden. Diese Schriften waren teils praktisch, teils kunstvoll und oft mit verzierenden Elementen wie Initialen und Ornamenten versehen. Das Alphabet wurde im Mittelalter für religiöse, literarische und administrative Zwecke genutzt.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fo:hyphenation-ladder-count="no-limit" fo:hyphenation-keep="auto" loext:hyphenation-keep-type="column" style:page-number="auto"/>
      <style:text-properties style:font-name="Liberation Sans1" fo:font-family="'Liberation Sans'" style:font-style-name="Standard" style:font-family-generic="swiss" style:font-pitch="variable" fo:hyphenate="true" fo:hyphenation-remain-char-count="2" fo:hyphenation-push-char-count="2" loext:hyphenation-no-caps="false" loext:hyphenation-no-last-word="false" loext:hyphenation-word-char-count="5" loext:hyphenation-zone="no-limit" loext:hyphenation-compound-remain-char-count="2"/>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9T00:01:42.304000000</meta:creation-date>
    <dc:date>2024-11-10T13:47:41.045000000</dc:date>
    <meta:editing-duration>PT3H16M9S</meta:editing-duration>
    <meta:editing-cycles>155</meta:editing-cycles>
    <meta:generator>LibreOffice/24.8.2.1$Windows_X86_64 LibreOffice_project/0f794b6e29741098670a3b95d60478a65d05ef13</meta:generator>
    <meta:document-statistic meta:table-count="0" meta:image-count="0" meta:object-count="0" meta:page-count="1" meta:paragraph-count="1" meta:word-count="98" meta:character-count="747" meta:non-whitespace-character-count="649"/>
  </office:meta>
</office:document-meta>
</file>

<file path=Basic/Standard/Gralphabetisierer.xml><?xml version="1.0" encoding="utf-8"?>
<!DOCTYPE module  PUBLIC '-//OpenOffice.org//DTD OfficeDocument 1.0//EN'  'module.dtd'>
<script:module xmlns:script="http://openoffice.org/2000/script" script:name="Gralphabetisierer" script:language="StarBasic" script:moduleType="normal">REM  *****  BASIC  *****

Sub Gralphabetisieren
	REM 
	Dim oDoc as Object
	Dim oParEnum As Object, oPar As Object, oSecEnum As Object, oSec As Object
	
	oDoc = ThisComponent
	
	' https://help.libreoffice.org/24.8/en-US/text/sbasic/shared/03120310.html?DbPAR=BASIC
	oDoc.Text.String = UCase(oDoc.Text.String)
	
	' https://help.libreoffice.org/latest/en-US/text/sbasic/shared/replace.html
	oDoc.Text.String = Replace(oDoc.Text.String, "GR", "g")
	oDoc.Text.String = Replace(oDoc.Text.String, "ST", "t")
	'oDoc.Text.String = Replace(oDoc.Text.String, "AU", "AU")
	'oDoc.Text.String = Replace(oDoc.Text.String, "EU", "EU")
	oDoc.Text.String = Replace(oDoc.Text.String, "EI", "i")
	oDoc.Text.String = Replace(oDoc.Text.String, "SCH", "s")
	oDoc.Text.String = Replace(oDoc.Text.String, "CH", "c")
	oDoc.Text.String = Replace(oDoc.Text.String, "ẞ", "SS")
	
	oParEnum = oDoc.Text.createEnumeration()
	Do While oParEnum.hasMoreElements()
		oPar = oParEnum.nextElement()
		oPar.CharFontName = "Gralphabet"
	Loop
End Sub


Sub Graefixieren
	vowels = "aeiouäöüyAEIOUÄÖÜY"  ' which letters are considered to be vowels
	
	Cursor = ThisComponent.Text.createTextCursor()
	Cursor.gotoStart(False)
	
	hasMoved = True  ' if gotoNextWord dose not move the cursor foward, the text end has been reached
	Do While hasMoved
		Cursor.gotoEndOfWord(True)  ' select word
		Word = Cursor.getString()  ' get word string
		
		' is word upper case? -&gt; select appropriate prefix
		char1 = Mid(Word, 1, 1)
		If char1 = UCase(char1) Then 
			prefix = "Gr"
			Word = LCase(char1) &amp; Mid(Word, 2)  '  make word lower case
		Else
			prefix = "gr"
		End If
		
		' find first vowel position and replace everything before with the suffix
		vowel1pos = -1  ' the first vowel position
		Graefix = ""  ' the converted word
	    For i = 1 To Len(Word)
	        If InStr(1, vowels, Mid(Word, i, 1)) &gt; 0 Then
	            vowel1pos = i
	            Graefix = prefix &amp; Mid(Word, i)
	            Exit For
	        End If
	    Next i
	    
	    ' the word contains only consonants -&gt; add suffix to whole word
	    If vowel1pos = -1 And Len(Word) &gt; 0 Then
	    	Graefix = prefix &amp; Word
	    End If
	    
	    ' Output information (uncomment for debugging)
		'resp = msgbox("|" &amp; Word &amp; "|" &amp; Chr(13) &amp; _ 
		'              "First vowel is " &amp; Mid(Word, vowel1pos, 1) &amp;" at " &amp; CStr(vowel1pos) &amp; Chr(13) &amp; _ 
		'              "Gräffix string: " &amp; Graefix, MB_OKCANCEL)
		'If resp = 2 Then Exit Do
		
		' replace the original word with the converted word
		Cursor.String = Graefix
		
		hasMoved = Cursor.gotoNextWord(False)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Gralphabetisier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